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co1" style:family="table-column">
      <style:table-column-properties fo:break-before="auto" style:column-width="17.256cm"/>
    </style:style>
    <style:style style:name="co2" style:family="table-column">
      <style:table-column-properties fo:break-before="auto" style:column-width="11.26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函数名称</text:p>
          </table:table-cell>
          <table:table-cell office:value-type="string">
            <text:p>函数作用</text:p>
          </table:table-cell>
        </table:table-row>
        <table:table-row table:style-name="ro1">
          <table:table-cell office:value-type="string">
            <text:p>void stop()</text:p>
          </table:table-cell>
          <table:table-cell office:value-type="string">
            <text:p>调用prot_to_real子函数，从保护模式转换成实模式，并调用 hard_stop</text:p>
          </table:table-cell>
        </table:table-row>
        <table:table-row table:style-name="ro1">
          <table:table-cell office:value-type="string">
            <text:p>void hard_stop()</text:p>
          </table:table-cell>
          <table:table-cell office:value-type="string">
            <text:p>通过反复调用自身，形成一个死循环，起到一个 panic 的作用</text:p>
          </table:table-cell>
        </table:table-row>
        <table:table-row table:style-name="ro1">
          <table:table-cell office:value-type="string">
            <text:p>void grub_reboot()</text:p>
          </table:table-cell>
          <table:table-cell office:value-type="string">
            <text:p>重新启动系统</text:p>
          </table:table-cell>
        </table:table-row>
        <table:table-row table:style-name="ro1">
          <table:table-cell office:value-type="string">
            <text:p>void grub_halt(int no_apm)</text:p>
          </table:table-cell>
          <table:table-cell office:value-type="string">
            <text:p>暂停系统，利用时钟计时，如果设置NO_APM将不使用时钟计时</text:p>
          </table:table-cell>
        </table:table-row>
        <table:table-row table:style-name="ro1">
          <table:table-cell office:value-type="string">
            <text:p>void track_int13(int drive)</text:p>
          </table:table-cell>
          <table:table-cell office:value-type="string">
            <text:p>追踪INT13来操作I/O的地址空间</text:p>
          </table:table-cell>
        </table:table-row>
        <table:table-row table:style-name="ro1">
          <table:table-cell office:value-type="string">
            <text:p>void set_int15_handler(void)</text:p>
          </table:table-cell>
          <table:table-cell office:value-type="string">
            <text:p>建立INT15的句柄</text:p>
          </table:table-cell>
        </table:table-row>
        <table:table-row table:style-name="ro1">
          <table:table-cell office:value-type="string">
            <text:p>void unset_int15_handler(void)</text:p>
          </table:table-cell>
          <table:table-cell office:value-type="string">
            <text:p>重新恢复INT15的句柄</text:p>
          </table:table-cell>
        </table:table-row>
        <table:table-row table:style-name="ro1">
          <table:table-cell office:value-type="string">
            <text:p>void set_int13_handler(map)</text:p>
          </table:table-cell>
          <table:table-cell office:value-type="string">
            <text:p>复制一块数据到驱动器并且建立INT13的句柄</text:p>
          </table:table-cell>
        </table:table-row>
        <table:table-row table:style-name="ro1">
          <table:table-cell office:value-type="string">
            <text:p>chain_stage1(segment,offset,part_table_addr)</text:p>
          </table:table-cell>
          <table:table-cell office:value-type="string">
            <text:p>启动另一个stage1的载入程序</text:p>
          </table:table-cell>
        </table:table-row>
        <table:table-row table:style-name="ro1">
          <table:table-cell office:value-type="string">
            <text:p>chain_stage2(segment, offset, second_sector)</text:p>
          </table:table-cell>
          <table:table-cell office:value-type="string">
            <text:p>启动另一个stage2的载入程序</text:p>
          </table:table-cell>
        </table:table-row>
        <table:table-row table:style-name="ro1">
          <table:table-cell office:value-type="string">
            <text:p>void real_to_prot()</text:p>
          </table:table-cell>
          <table:table-cell office:value-type="string">
            <text:p>实模式转换成保护模式</text:p>
          </table:table-cell>
        </table:table-row>
        <table:table-row table:style-name="ro1">
          <table:table-cell office:value-type="string">
            <text:p>void prot_to_real()</text:p>
          </table:table-cell>
          <table:table-cell office:value-type="string">
            <text:p>保护模式转换成实模式</text:p>
          </table:table-cell>
        </table:table-row>
        <table:table-row table:style-name="ro1">
          <table:table-cell office:value-type="string">
            <text:p>int biosdisk_int13_extensions (int ah, int drive, void *dap)</text:p>
          </table:table-cell>
          <table:table-cell office:value-type="string">
            <text:p>调用IBM/MS 扩展INT13的功能。</text:p>
          </table:table-cell>
        </table:table-row>
        <table:table-row table:style-name="ro1">
          <table:table-cell office:value-type="string">
            <text:p>int biosdisk_standard (int ah, int drive, int coff,int hoff, int soff,int nsec, int segment)</text:p>
          </table:table-cell>
          <table:table-cell office:value-type="string">
            <text:p>调用标准的INT13功能</text:p>
          </table:table-cell>
        </table:table-row>
        <table:table-row table:style-name="ro1">
          <table:table-cell office:value-type="string">
            <text:p>int check_int13_extensions (int drive)</text:p>
          </table:table-cell>
          <table:table-cell office:value-type="string">
            <text:p>检查磁盘是否支持LBA模式</text:p>
          </table:table-cell>
        </table:table-row>
        <table:table-row table:style-name="ro1">
          <table:table-cell office:value-type="string">
            <text:p>get_diskinfo_int13_extensions (int drive, void *drp)</text:p>
          </table:table-cell>
          <table:table-cell office:value-type="string">
            <text:p>从参数*drp返回磁盘驱动的具体结构</text:p>
          </table:table-cell>
        </table:table-row>
        <table:table-row table:style-name="ro1">
          <table:table-cell office:value-type="string">
            <text:p>int get_diskinfo_standard (int drive, unsigned long *cylinders,unsigned long *heads, unsigned long *sectors)</text:p>
          </table:table-cell>
          <table:table-cell office:value-type="string">
            <text:p>返回指定磁盘的柱面，磁头以及扇区信息</text:p>
          </table:table-cell>
        </table:table-row>
        <table:table-row table:style-name="ro1">
          <table:table-cell office:value-type="string">
            <text:p>int get_diskinfo_floppy (int drive, unsigned long *cylinders,unsigned long *heads, unsigned long *sectors)</text:p>
          </table:table-cell>
          <table:table-cell office:value-type="string">
            <text:p>返回软盘的磁盘的柱面，磁头以及扇区信息</text:p>
          </table:table-cell>
        </table:table-row>
        <table:table-row table:style-name="ro1">
          <table:table-cell office:value-type="string">
            <text:p>get_code_end()</text:p>
          </table:table-cell>
          <table:table-cell office:value-type="string">
            <text:p>返回代码末端的地址</text:p>
          </table:table-cell>
        </table:table-row>
        <table:table-row table:style-name="ro1">
          <table:table-cell office:value-type="string">
            <text:p>get_memsize(i)</text:p>
          </table:table-cell>
          <table:table-cell office:value-type="string">
            <text:p>返回内存大小，如果I为0返回常规内存，I为1返回扩展内存</text:p>
          </table:table-cell>
        </table:table-row>
        <table:table-row table:style-name="ro1">
          <table:table-cell office:value-type="string">
            <text:p>get_eisamemsize()</text:p>
          </table:table-cell>
          <table:table-cell office:value-type="string">
            <text:p>返回EISA的内存分布图</text:p>
          </table:table-cell>
        </table:table-row>
        <table:table-row table:style-name="ro1">
          <table:table-cell office:value-type="string">
            <text:p>get_rom_config_table()</text:p>
          </table:table-cell>
          <table:table-cell office:value-type="string">
            <text:p>获得Rom配置表的线性地址</text:p>
          </table:table-cell>
        </table:table-row>
        <table:table-row table:style-name="ro1">
          <table:table-cell office:value-type="string">
            <text:p>int get_vbe_controller_info (struct vbe_controller *controller_ptr)</text:p>
          </table:table-cell>
          <table:table-cell office:value-type="string">
            <text:p>获得VBE控制器的信息</text:p>
          </table:table-cell>
        </table:table-row>
        <table:table-row table:style-name="ro1">
          <table:table-cell office:value-type="string">
            <text:p>int get_vbe_mode_info (int mode_number, struct vbe_mode *mode_ptr)</text:p>
          </table:table-cell>
          <table:table-cell office:value-type="string">
            <text:p>获得VBE模式信息</text:p>
          </table:table-cell>
        </table:table-row>
        <table:table-row table:style-name="ro1">
          <table:table-cell office:value-type="string">
            <text:p>int set_vbe_mode (int mode_number)</text:p>
          </table:table-cell>
          <table:table-cell office:value-type="string">
            <text:p>设置VBE模式</text:p>
          </table:table-cell>
        </table:table-row>
        <table:table-row table:style-name="ro1">
          <table:table-cell office:value-type="string">
            <text:p>linux_boot()</text:p>
          </table:table-cell>
          <table:table-cell office:value-type="string">
            <text:p>做一些危险的设置，然后跳转到Linxu安装的入口代码</text:p>
          </table:table-cell>
        </table:table-row>
        <table:table-row table:style-name="ro1">
          <table:table-cell office:value-type="string">
            <text:p>multi_boot(int start, int mb_info)</text:p>
          </table:table-cell>
          <table:table-cell office:value-type="string">
            <text:p>这个函数启动一个核心使用多重启动的标准方法</text:p>
          </table:table-cell>
        </table:table-row>
        <table:table-row table:style-name="ro1">
          <table:table-cell office:value-type="string">
            <text:p>void console_putchar(int c)</text:p>
          </table:table-cell>
          <table:table-cell office:value-type="string">
            <text:p>通过这个函数在文本控制台上显示字符</text:p>
          </table:table-cell>
        </table:table-row>
        <table:table-row table:style-name="ro1">
          <table:table-cell office:value-type="string">
            <text:p>int console_getkey(void)</text:p>
          </table:table-cell>
          <table:table-cell office:value-type="string">
            <text:p>调用INT16从键盘上读取字符</text:p>
          </table:table-cell>
        </table:table-row>
        <table:table-row table:style-name="ro1">
          <table:table-cell office:value-type="string">
            <text:p>int console_checkkey(void)</text:p>
          </table:table-cell>
          <table:table-cell office:value-type="string">
            <text:p>检查是否某个键被一直按下去</text:p>
          </table:table-cell>
        </table:table-row>
        <table:table-row table:style-name="ro1">
          <table:table-cell office:value-type="string">
            <text:p>int console_getxy (void)</text:p>
          </table:table-cell>
          <table:table-cell office:value-type="string">
            <text:p>调用INT10获得光标的位置</text:p>
          </table:table-cell>
        </table:table-row>
        <table:table-row table:style-name="ro1">
          <table:table-cell office:value-type="string">
            <text:p>void console_gotoxy(int x, int y)</text:p>
          </table:table-cell>
          <table:table-cell office:value-type="string">
            <text:p>调用INT10设置光标的位置</text:p>
          </table:table-cell>
        </table:table-row>
        <table:table-row table:style-name="ro1">
          <table:table-cell office:value-type="string">
            <text:p>void console_cls (void)</text:p>
          </table:table-cell>
          <table:table-cell office:value-type="string">
            <text:p>调用INT10 清空屏幕</text:p>
          </table:table-cell>
        </table:table-row>
        <table:table-row table:style-name="ro1">
          <table:table-cell office:value-type="string">
            <text:p>int console_setcursor (int on)</text:p>
          </table:table-cell>
          <table:table-cell office:value-type="string">
            <text:p>调用INT10设置光标的类型</text:p>
          </table:table-cell>
        </table:table-row>
        <table:table-row table:style-name="ro1">
          <table:table-cell office:value-type="string">
            <text:p>getrtsecs()</text:p>
          </table:table-cell>
          <table:table-cell office:value-type="string">
            <text:p>如果第二个值能被读取，则返回这个值</text:p>
          </table:table-cell>
        </table:table-row>
        <table:table-row table:style-name="ro1">
          <table:table-cell office:value-type="string">
            <text:p>currticks()</text:p>
          </table:table-cell>
          <table:table-cell office:value-type="string">
            <text:p>用Ticks为单位返回当前时间，一秒约为18－20个Ticks </text:p>
          </table:table-cell>
        </table:table-row>
      </table:table>
      <table:table table:name="工作表2" table:style-name="ta1">
        <table:table-column table:style-name="co3" table:default-cell-style-name="Default"/>
        <table:table-row table:style-name="ro1">
          <table:table-cell/>
        </table:table-row>
      </table:table>
      <table:table table:name="工作表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文泉驿微米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2014／01／24</text:date>, <text:time>23:36:54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4-01-24T23:29:16</meta:creation-date>
    <dc:date>2014-01-24T23:36:54</dc:date>
    <meta:editing-duration>PT7M39S</meta:editing-duration>
    <meta:editing-cycles>1</meta:editing-cycles>
    <meta:document-statistic meta:table-count="3" meta:cell-count="74" meta:object-count="0"/>
    <meta:generator>LibreOffice/3.4$Unix LibreOffice_project/340m1$Build-402</meta:generator>
  </office:meta>
</office:document-meta>
</file>